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7ba99" officeooo:paragraph-rsid="00065b1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7ba99" officeooo:paragraph-rsid="002cb5e0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a6019" officeooo:paragraph-rsid="000a6019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a6019" officeooo:paragraph-rsid="002da5c4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f65d3" officeooo:paragraph-rsid="000f65d3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f65d3" officeooo:paragraph-rsid="002f837d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0f65d3" officeooo:paragraph-rsid="00312a06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139515" officeooo:paragraph-rsid="00139515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139515" officeooo:paragraph-rsid="00312a06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139515" officeooo:paragraph-rsid="00318d83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139515" officeooo:paragraph-rsid="00320e74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139515" officeooo:paragraph-rsid="00331bfc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139515" officeooo:paragraph-rsid="0033a85f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139515" officeooo:paragraph-rsid="003576c6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0181ea7" officeooo:paragraph-rsid="00181ea7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0181ea7" officeooo:paragraph-rsid="00377af1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01d1ad7" officeooo:paragraph-rsid="00385ecb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1d1ad7" officeooo:paragraph-rsid="0038db94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1fe1b6" officeooo:paragraph-rsid="001fe1b6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01fe1b6" officeooo:paragraph-rsid="0038db94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249426" officeooo:paragraph-rsid="00249426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249426" officeooo:paragraph-rsid="0038db94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25aed4" officeooo:paragraph-rsid="0025aed4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25aed4" officeooo:paragraph-rsid="003b81e1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25aed4" officeooo:paragraph-rsid="003c20e8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26d30c" officeooo:paragraph-rsid="0026d30c"/>
    </style:style>
    <style:style style:name="P27" style:family="paragraph" style:parent-style-name="Standard">
      <style:paragraph-properties fo:text-align="end" style:justify-single-word="false" style:writing-mode="rl-tb"/>
      <style:text-properties fo:font-weight="bold" officeooo:rsid="000a6019" officeooo:paragraph-rsid="002da5c4" style:font-weight-asian="bold" style:font-weight-complex="bold"/>
    </style:style>
    <style:style style:name="P28" style:family="paragraph" style:parent-style-name="Standard">
      <style:paragraph-properties fo:text-align="end" style:justify-single-word="false" style:writing-mode="rl-tb"/>
      <style:text-properties fo:font-weight="bold" officeooo:rsid="000a6019" officeooo:paragraph-rsid="002f837d" style:font-weight-asian="bold" style:font-weight-complex="bold"/>
    </style:style>
    <style:style style:name="P29" style:family="paragraph" style:parent-style-name="Standard">
      <style:paragraph-properties fo:text-align="end" style:justify-single-word="false" style:writing-mode="rl-tb"/>
      <style:text-properties fo:font-weight="bold" officeooo:rsid="000a6019" officeooo:paragraph-rsid="00307c50" style:font-weight-asian="bold" style:font-weight-complex="bold"/>
    </style:style>
    <style:style style:name="P30" style:family="paragraph" style:parent-style-name="Standard">
      <style:paragraph-properties fo:text-align="end" style:justify-single-word="false" style:writing-mode="rl-tb"/>
      <style:text-properties fo:font-weight="bold" officeooo:rsid="000a6019" officeooo:paragraph-rsid="00312a06" style:font-weight-asian="bold" style:font-weight-complex="bold"/>
    </style:style>
    <style:style style:name="P31" style:family="paragraph" style:parent-style-name="Standard">
      <style:paragraph-properties fo:text-align="end" style:justify-single-word="false" style:writing-mode="rl-tb"/>
      <style:text-properties fo:font-weight="bold" officeooo:rsid="000f65d3" officeooo:paragraph-rsid="000f65d3" style:font-weight-asian="bold" style:font-weight-complex="bold"/>
    </style:style>
    <style:style style:name="P32" style:family="paragraph" style:parent-style-name="Standard">
      <style:paragraph-properties fo:text-align="end" style:justify-single-word="false" style:writing-mode="rl-tb"/>
      <style:text-properties fo:font-weight="bold" officeooo:rsid="000f65d3" officeooo:paragraph-rsid="002da5c4" style:font-weight-asian="bold" style:font-weight-complex="bold"/>
    </style:style>
    <style:style style:name="P33" style:family="paragraph" style:parent-style-name="Standard">
      <style:paragraph-properties fo:text-align="end" style:justify-single-word="false" style:writing-mode="rl-tb"/>
      <style:text-properties fo:font-weight="bold" officeooo:rsid="000f65d3" officeooo:paragraph-rsid="00312a06" style:font-weight-asian="bold" style:font-weight-complex="bold"/>
    </style:style>
    <style:style style:name="P34" style:family="paragraph" style:parent-style-name="Standard">
      <style:paragraph-properties fo:text-align="end" style:justify-single-word="false" style:writing-mode="rl-tb"/>
      <style:text-properties fo:font-weight="bold" officeooo:rsid="000f65d3" officeooo:paragraph-rsid="00318d83" style:font-weight-asian="bold" style:font-weight-complex="bold"/>
    </style:style>
    <style:style style:name="P35" style:family="paragraph" style:parent-style-name="Standard">
      <style:paragraph-properties fo:text-align="end" style:justify-single-word="false" style:writing-mode="rl-tb"/>
      <style:text-properties fo:font-weight="bold" officeooo:rsid="000f65d3" officeooo:paragraph-rsid="00320e74" style:font-weight-asian="bold" style:font-weight-complex="bold"/>
    </style:style>
    <style:style style:name="P36" style:family="paragraph" style:parent-style-name="Standard">
      <style:paragraph-properties fo:text-align="end" style:justify-single-word="false" style:writing-mode="rl-tb"/>
      <style:text-properties fo:font-weight="bold" officeooo:rsid="000f65d3" officeooo:paragraph-rsid="00331bfc" style:font-weight-asian="bold" style:font-weight-complex="bold"/>
    </style:style>
    <style:style style:name="P37" style:family="paragraph" style:parent-style-name="Standard">
      <style:paragraph-properties fo:text-align="end" style:justify-single-word="false" style:writing-mode="rl-tb"/>
      <style:text-properties fo:font-weight="bold" officeooo:rsid="000f65d3" officeooo:paragraph-rsid="0033a85f" style:font-weight-asian="bold" style:font-weight-complex="bold"/>
    </style:style>
    <style:style style:name="P38" style:family="paragraph" style:parent-style-name="Standard">
      <style:paragraph-properties fo:text-align="end" style:justify-single-word="false" style:writing-mode="rl-tb"/>
      <style:text-properties fo:font-weight="bold" officeooo:rsid="000f65d3" officeooo:paragraph-rsid="003576c6" style:font-weight-asian="bold" style:font-weight-complex="bold"/>
    </style:style>
    <style:style style:name="P39" style:family="paragraph" style:parent-style-name="Standard">
      <style:paragraph-properties fo:text-align="end" style:justify-single-word="false" style:writing-mode="rl-tb"/>
      <style:text-properties fo:font-weight="bold" officeooo:rsid="00139515" officeooo:paragraph-rsid="00139515" style:font-weight-asian="bold" style:font-weight-complex="bold"/>
    </style:style>
    <style:style style:name="P40" style:family="paragraph" style:parent-style-name="Standard">
      <style:paragraph-properties fo:text-align="end" style:justify-single-word="false" style:writing-mode="rl-tb"/>
      <style:text-properties fo:font-weight="bold" officeooo:rsid="00139515" officeooo:paragraph-rsid="00377af1" style:font-weight-asian="bold" style:font-weight-complex="bold"/>
    </style:style>
    <style:style style:name="P41" style:family="paragraph" style:parent-style-name="Standard">
      <style:paragraph-properties fo:text-align="end" style:justify-single-word="false" style:writing-mode="rl-tb"/>
      <style:text-properties fo:font-weight="bold" officeooo:rsid="00181ea7" officeooo:paragraph-rsid="00181ea7" style:font-weight-asian="bold" style:font-weight-complex="bold"/>
    </style:style>
    <style:style style:name="P42" style:family="paragraph" style:parent-style-name="Standard">
      <style:paragraph-properties fo:text-align="end" style:justify-single-word="false" style:writing-mode="rl-tb"/>
      <style:text-properties fo:font-weight="bold" officeooo:rsid="001fe1b6" officeooo:paragraph-rsid="001fe1b6" style:font-weight-asian="bold" style:font-weight-complex="bold"/>
    </style:style>
    <style:style style:name="P43" style:family="paragraph" style:parent-style-name="Standard">
      <style:paragraph-properties fo:text-align="end" style:justify-single-word="false" style:writing-mode="rl-tb"/>
      <style:text-properties fo:font-weight="bold" officeooo:rsid="001fe1b6" officeooo:paragraph-rsid="0038db94" style:font-weight-asian="bold" style:font-weight-complex="bold"/>
    </style:style>
    <style:style style:name="P44" style:family="paragraph" style:parent-style-name="Standard">
      <style:paragraph-properties fo:text-align="end" style:justify-single-word="false" style:writing-mode="rl-tb"/>
      <style:text-properties fo:font-weight="bold" officeooo:rsid="00249426" officeooo:paragraph-rsid="00249426" style:font-weight-asian="bold" style:font-weight-complex="bold"/>
    </style:style>
    <style:style style:name="P45" style:family="paragraph" style:parent-style-name="Standard">
      <style:paragraph-properties fo:text-align="end" style:justify-single-word="false" style:writing-mode="rl-tb"/>
      <style:text-properties fo:font-weight="bold" officeooo:rsid="0025aed4" officeooo:paragraph-rsid="0025aed4" style:font-weight-asian="bold" style:font-weight-complex="bold"/>
    </style:style>
    <style:style style:name="P46" style:family="paragraph" style:parent-style-name="Standard">
      <style:paragraph-properties fo:text-align="end" style:justify-single-word="false" style:writing-mode="rl-tb"/>
      <style:text-properties fo:font-weight="bold" officeooo:rsid="0025aed4" officeooo:paragraph-rsid="003b81e1" style:font-weight-asian="bold" style:font-weight-complex="bold"/>
    </style:style>
    <style:style style:name="P47" style:family="paragraph" style:parent-style-name="Standard">
      <style:paragraph-properties fo:text-align="end" style:justify-single-word="false" style:writing-mode="rl-tb"/>
      <style:text-properties fo:font-weight="bold" officeooo:rsid="0025aed4" officeooo:paragraph-rsid="003c20e8" style:font-weight-asian="bold" style:font-weight-complex="bold"/>
    </style:style>
    <style:style style:name="P48" style:family="paragraph" style:parent-style-name="Standard">
      <style:paragraph-properties fo:text-align="end" style:justify-single-word="false" style:writing-mode="rl-tb"/>
      <style:text-properties fo:font-weight="bold" officeooo:rsid="003c20e8" officeooo:paragraph-rsid="003c20e8" style:font-weight-asian="bold" style:font-weight-complex="bold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fo:font-weight="bold" officeooo:rsid="00181ea7" officeooo:paragraph-rsid="00385ecb" style:font-weight-asian="bold" style:font-weight-complex="bold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fo:font-weight="bold" officeooo:rsid="00181ea7" officeooo:paragraph-rsid="0038db94" style:font-weight-asian="bold" style:font-weight-complex="bold"/>
    </style:style>
    <style:style style:name="P51" style:family="paragraph" style:parent-style-name="Standard">
      <style:paragraph-properties fo:text-align="end" style:justify-single-word="false" style:writing-mode="rl-tb"/>
      <style:text-properties fo:font-weight="normal" officeooo:rsid="003c20e8" officeooo:paragraph-rsid="003c20e8" style:font-weight-asian="normal" style:font-weight-complex="normal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03c20e8" officeooo:paragraph-rsid="003c20e8"/>
    </style:style>
    <style:style style:name="P53" style:family="paragraph" style:parent-style-name="Text_20_body">
      <style:paragraph-properties fo:text-align="end" style:justify-single-word="false" style:writing-mode="rl-tb"/>
      <style:text-properties style:font-name="Arial" officeooo:rsid="0007ba99" officeooo:paragraph-rsid="00065b1a"/>
    </style:style>
    <style:style style:name="P54" style:family="paragraph" style:parent-style-name="Standard">
      <style:paragraph-properties fo:text-align="end" style:justify-single-word="false" style:writing-mode="rl-tb"/>
      <style:text-properties fo:font-weight="bold" officeooo:rsid="003e2603" officeooo:paragraph-rsid="003e2603" style:font-weight-asian="bold" style:font-weight-complex="bold"/>
    </style:style>
    <style:style style:name="P55" style:family="paragraph" style:parent-style-name="Standard">
      <style:paragraph-properties fo:text-align="end" style:justify-single-word="false" style:writing-mode="rl-tb"/>
      <style:text-properties fo:font-weight="bold" officeooo:rsid="0007ba99" officeooo:paragraph-rsid="00276152" style:font-weight-asian="bold" style:font-weight-complex="bold"/>
    </style:style>
    <style:style style:name="P56" style:family="paragraph" style:parent-style-name="Standard">
      <style:paragraph-properties fo:text-align="end" style:justify-single-word="false" style:writing-mode="rl-tb"/>
      <style:text-properties fo:font-weight="bold" officeooo:rsid="0007ba99" officeooo:paragraph-rsid="00065b1a" style:font-weight-asian="bold" style:font-weight-complex="bold"/>
    </style:style>
    <style:style style:name="P57" style:family="paragraph" style:parent-style-name="Standard">
      <style:paragraph-properties fo:text-align="end" style:justify-single-word="false" style:writing-mode="rl-tb"/>
      <style:text-properties fo:font-weight="bold" officeooo:rsid="0007ba99" officeooo:paragraph-rsid="002da5c4" style:font-weight-asian="bold" style:font-weight-complex="bold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00af9ea" officeooo:paragraph-rsid="002da5c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00feb08" officeooo:paragraph-rsid="002f837d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00feb08" officeooo:paragraph-rsid="00312a06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014ec73" officeooo:paragraph-rsid="00318d83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014ec73" officeooo:paragraph-rsid="00320e74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014ec73" officeooo:paragraph-rsid="00331bfc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014ec73" officeooo:paragraph-rsid="0033a85f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014ec73" officeooo:paragraph-rsid="003576c6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0197321" officeooo:paragraph-rsid="00377af1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01d5d76" officeooo:paragraph-rsid="0038db94"/>
    </style:style>
    <style:style style:name="P68" style:family="paragraph" style:parent-style-name="Standard">
      <style:paragraph-properties fo:text-align="end" style:justify-single-word="false" style:writing-mode="rl-tb"/>
      <style:text-properties style:text-underline-style="none" fo:font-weight="bold" officeooo:rsid="00181ea7" officeooo:paragraph-rsid="0038db94" style:font-weight-asian="bold" style:font-weight-complex="bold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0209092" officeooo:paragraph-rsid="0038db94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026d30c" officeooo:paragraph-rsid="003b81e1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026d30c" officeooo:paragraph-rsid="003c20e8"/>
    </style:style>
    <style:style style:name="T1" style:family="text">
      <style:text-properties officeooo:rsid="000a6019"/>
    </style:style>
    <style:style style:name="T2" style:family="text">
      <style:text-properties officeooo:rsid="000af9e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ec73"/>
    </style:style>
    <style:style style:name="T5" style:family="text">
      <style:text-properties officeooo:rsid="00197321"/>
    </style:style>
    <style:style style:name="T6" style:family="text">
      <style:text-properties officeooo:rsid="002cb5e0"/>
    </style:style>
    <style:style style:name="T7" style:family="text">
      <style:text-properties officeooo:rsid="002da5c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eb08" style:font-weight-asian="normal" style:font-weight-complex="normal"/>
    </style:style>
    <style:style style:name="T10" style:family="text">
      <style:text-properties fo:font-weight="normal" officeooo:rsid="002f837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54"/>
      <text:p text:style-name="P54"/>
      <text:p text:style-name="P55"/>
      <text:p text:style-name="P55">ברוך אתה יי, אלהינו מלך העולם, האל הזן אותנו ואת העולם כלו בטובו בחן בחסד ברוח וברחמים רבים. </text:p>
      <text:p text:style-name="P56"/>
      <text:p text:style-name="P2"><text:span text:style-name="T12">𐤁𐤓𐤅𐤊</text:span> 𐤀𐤕𐤄 <text:s/>𐤉𐤉 <text:s/>𐤀𐤋𐤄𐤉𐤍𐤅 𐤌𐤋𐤊 𐤄𐤏𐤅𐤋𐤌 <text:s/>𐤄𐤆𐤍 <text:s/>𐤀𐤕 <text:s/>𐤄𐤏𐤅𐤋𐤌 𐤊𐤋𐤅 <text:s/>𐤁<text:span text:style-name="T6">𐤈</text:span>𐤅𐤁𐤅 <text:s/>𐤁𐤇𐤍 <text:s/>𐤁𐤇𐤎𐤃 <text:s/>𐤁𐤓𐤇𐤌𐤉𐤌 <text:span text:style-name="T1">𐤓𐤁𐤉𐤌𐤟</text:span></text:p>
      <text:p text:style-name="P2"/>
      <text:p text:style-name="P57">נתן לחם לכל-בשר. כי לעולם חסדו: ובטובו הגדול תמיד לא חסר לנו ואל יחסר לנו מזון תמיד לעולם ועד. </text:p>
      <text:p text:style-name="P2"/>
      <text:p text:style-name="P4">𐤍𐤕𐤍 𐤋𐤇𐤌 𐤋𐤊𐤋 𐤁<text:span text:style-name="T7">𐤔</text:span>𐤓𐤟 <text:span text:style-name="T2">𐤊𐤉 𐤋𐤏𐤅𐤋𐤌 𐤇𐤎𐤃𐤅𐤟 <text:s/>𐤅𐤁𐤈𐤅𐤁𐤅 𐤄𐤂𐤃𐤅𐤋 𐤕𐤌𐤉𐤃 𐤋𐤀 𐤇𐤎𐤓 𐤋𐤍𐤅 𐤅𐤀𐤋 𐤉𐤇𐤎𐤓 𐤋𐤍𐤅 𐤌𐤆𐤅𐤍 𐤕𐤌𐤉𐤃 𐤋𐤏𐤅𐤋𐤌 𐤅𐤏𐤃𐤟</text:span></text:p>
      <text:p text:style-name="P4"/>
      <text:p text:style-name="P57">כי הוא אל זן ומפרנס לכל ושלחנו ערוך לכל והתקין מחיה ומזון לכל-בריותיו אשר ברא ברחמיו וברוב חסדיו כאמור. </text:p>
      <text:p text:style-name="P4"/>
      <text:p text:style-name="P58"><text:s/>𐤊𐤉 𐤉𐤅𐤀 𐤀𐤋 𐤆𐤍 𐤅𐤌𐤐𐤓𐤍𐤎 𐤋𐤊𐤋 𐤅𐤔𐤋𐤇𐤁𐤅 𐤏𐤓𐤅𐤊 𐤋𐤊𐤋 𐤅𐤄𐤕𐤒𐤉𐤍 𐤌𐤇𐤉𐤄 𐤅𐤌𐤆𐤅𐤍 𐤋𐤊𐤋 𐤁𐤓𐤉𐤅𐤕𐤉𐤅 𐤀𐤔𐤓 𐤁𐤓𐤀 𐤁𐤓𐤇𐤌𐤉𐤅 𐤅𐤁𐤓𐤅𐤁 𐤇𐤎𐤃𐤉𐤅 𐤊𐤀𐤌𐤅𐤓𐤟</text:p>
      <text:p text:style-name="P4"/>
      <text:p text:style-name="P57">פותח את-ידך. ומשביע לכל-חי רצון: ברוך אתה יי, הזן את הכל</text:p>
      <text:p text:style-name="P57"/>
      <text:p text:style-name="P58">𐤐𐤅𐤕𐤇 𐤀𐤕 𐤉𐤃𐤊𐤟 <text:s/>𐤅𐤌𐤔𐤁𐤉𐤏 𐤋𐤊𐤋 𐤇𐤉 𐤓𐤑𐤅𐤍𐤟 <text:s/>𐤁𐤓𐤅𐤊 𐤀𐤕𐤄 𐤉𐤉 <text:s/>𐤄𐤆𐤍 𐤀𐤕 <text:s/>𐤉𐤊𐤋𐤟 <text:s/></text:p>
      <text:p text:style-name="P3"/>
      <text:p text:style-name="P27">נודה לך יי אלהינו על שהנחלת לאבותינו ארץ חמדה טובה ורחבה ברית ותורה חיים ומזון.</text:p>
      <text:p text:style-name="P27"/>
      <text:p text:style-name="P32"><text:span text:style-name="T11">𐤍𐤅𐤃𐤄</text:span> <text:span text:style-name="T8">𐤋𐤊 𐤀𐤋𐤅𐤄𐤉𐤍𐤅 𐤏𐤋 𐤔𐤄𐤍𐤇𐤋𐤕 𐤋𐤀𐤁𐤅𐤕𐤉𐤁𐤅 𐤀𐤓𐤑 𐤇𐤌𐤃𐤄 𐤈𐤅𐤁𐤄 𐤅𐤓𐤇𐤁𐤄 </text:span><text:span text:style-name="T9">𐤁𐤓𐤉𐤕 𐤅𐤕𐤅𐤓𐤄 𐤇𐤉𐤉𐤌 𐤅𐤌𐤆𐤅𐤍</text:span><text:span text:style-name="T10">𐤟</text:span></text:p>
      <text:p text:style-name="P32"/>
      <text:p text:style-name="P27">על שהוצאתנו מארץ מצרים ופדיתנו מבית עבדים. ועל בריתך שחתמת בבשרנו. </text:p>
      <text:p text:style-name="P3"/>
      <text:p text:style-name="P59">𐤏𐤋 𐤔𐤄𐤅𐤑𐤀𐤕𐤍𐤅 𐤌𐤀𐤓𐤑 𐤌𐤑𐤓𐤉𐤌 𐤅𐤐𐤃𐤉𐤕𐤍𐤅 𐤌𐤁𐤉𐤕 𐤏𐤁𐤃𐤉𐤌𐤟 𐤅𐤏𐤋 𐤁𐤓𐤉𐤕𐤊 𐤔𐤇𐤕𐤌𐤕 𐤁𐤁𐤔𐤓𐤍𐤅𐤟</text:p>
      <text:p text:style-name="P6"/>
      <text:p text:style-name="P28">ועל תורתך שלמדתנו. ועל חקי רצונך שהודעתנו. </text:p>
      <text:p text:style-name="P28"/>
      <text:p text:style-name="P59"><text:s/>𐤅𐤏𐤋 𐤕𐤅𐤓𐤕𐤊 𐤔𐤋𐤌𐤃𐤕𐤍𐤅𐤟 𐤅𐤏𐤋 𐤇𐤒𐤉 𐤓𐤑𐤅𐤍𐤊 𐤔𐤄𐤅𐤃𐤏𐤑𐤍𐤅𐤟</text:p>
      <text:p text:style-name="P6"/>
      <text:p text:style-name="P29">ועל חיים ומזון שאתה זן ומפרנס אותנו: </text:p>
      <text:p text:style-name="P29"/>
      <text:p text:style-name="P60">𐤅𐤏𐤋 𐤇𐤉𐤉𐤌 𐤅𐤌𐤆𐤅𐤍 𐤔𐤀𐤕𐤄 𐤆𐤍 𐤅𐤌𐤐𐤓𐤍𐤎 𐤀𐤅𐤕𐤍𐤅𐤟</text:p>
      <text:p text:style-name="P7"/>
      <text:p text:style-name="P30">ועל הכל יי אלהינו אנחנו מודים לך ומברכים את שמך כאמור ואכלת ושבעת. </text:p>
      <text:p text:style-name="P30"/>
      <text:p text:style-name="P60">𐤅𐤏𐤋 𐤄𐤊𐤋 𐤉𐤉 𐤀𐤋𐤄𐤉𐤍𐤅 𐤀𐤍𐤇𐤍𐤅 𐤌𐤅𐤃𐤉𐤌 𐤋𐤊 𐤅𐤌𐤁𐤓𐤊𐤉𐤌 𐤀𐤕 𐤔𐤌𐤊 𐤊𐤀𐤌𐤅𐤓 𐤅𐤀𐤊𐤋𐤕 𐤅𐤔𐤁𐤏𐤕𐤟</text:p>
      <text:p text:style-name="P7"/>
      <text:p text:style-name="P30">וברכת את-יי אלהיך על-הארץ הטובה אשר נתן-לך: </text:p>
      <text:p text:style-name="P7"/>
      <text:p text:style-name="P60">𐤅𐤁𐤓𐤊𐤕 𐤀𐤕 𐤉𐤉 𐤀𐤋𐤄𐤉𐤊 𐤏𐤋 𐤉𐤀𐤓𐤑 𐤄𐤈𐤅𐤁𐤄 𐤀𐤔𐤓 𐤍𐤕𐤍 𐤋𐤊𐤟</text:p>
      <text:p text:style-name="P7"/>
      <text:p text:style-name="P30"><text:soft-page-break/>ברוך אתה יי, על הארץ ועל המזון.</text:p>
      <text:p text:style-name="P7"/>
      <text:p text:style-name="P60">𐤁𐤓𐤅𐤊 𐤀𐤕𐤄 𐤉𐤉 𐤏𐤋 𐤄𐤀𐤓𐤑 𐤅𐤏𐤋 𐤄𐤌𐤆𐤅𐤍𐤟 </text:p>
      <text:p text:style-name="P5"/>
      <text:p text:style-name="P31">רחם יי אלהינו עלינו ועל ישראל עמך.</text:p>
      <text:p text:style-name="P5"/>
      <text:p text:style-name="P9"><text:span text:style-name="T3">𐤓𐤇𐤌</text:span> 𐤉𐤉 𐤀𐤋𐤄𐤉𐤍𐤅 𐤏𐤋𐤉𐤁𐤅 𐤅𐤏𐤋 𐤉𐤔𐤓𐤈𐤋 𐤏𐤌𐤊𐤟</text:p>
      <text:p text:style-name="P9"/>
      <text:p text:style-name="P33"><text:s/>ועל ירושלים עירך. ועל הר ציון משכן כבודך.</text:p>
      <text:p text:style-name="P33"/>
      <text:p text:style-name="P9">𐤅𐤏𐤋 𐤉𐤓𐤅𐤔𐤋𐤉𐤌 𐤏𐤉𐤓𐤊𐤟 <text:span text:style-name="T4">𐤅𐤏𐤊 𐤄𐤓 𐤑𐤉𐤅𐤍 𐤌𐤔𐤊𐤍 𐤊𐤁𐤅𐤃𐤊𐤟</text:span></text:p>
      <text:p text:style-name="P9"/>
      <text:p text:style-name="P33"><text:s/>ועל היכלך. ועל מעונך. ועל דבירך. </text:p>
      <text:p text:style-name="P33"/>
      <text:p text:style-name="P61">𐤅𐤏𐤊 𐤄𐤉𐤊𐤋𐤊𐤟 𐤅𐤏𐤋 𐤌𐤏𐤅𐤍𐤊𐤟 𐤅𐤏𐤊 𐤃𐤁𐤉𐤓𐤊𐤟</text:p>
      <text:p text:style-name="P10"/>
      <text:p text:style-name="P34">ועל הבית הגדול והקדוש שנקרא שמך עליו. </text:p>
      <text:p text:style-name="P34"/>
      <text:p text:style-name="P62">𐤅𐤏𐤋 𐤄𐤁𐤉𐤕 𐤄𐤒𐤃𐤅𐤔 𐤔𐤍𐤒𐤓𐤀 𐤔𐤌𐤊 𐤏𐤋𐤉𐤅𐤟</text:p>
      <text:p text:style-name="P11"/>
      <text:p text:style-name="P35">אבינו רענו זוננו. פרנסנו. כלכלנו. הרויחנו הרוח לנו מהרה מכל-צרותינו. </text:p>
      <text:p text:style-name="P11"/>
      <text:p text:style-name="P62">𐤀𐤁𐤉𐤍𐤅 𐤓𐤏𐤍𐤅 𐤆𐤅𐤍𐤍𐤅𐤟 𐤐𐤓𐤍𐤎𐤍𐤅𐤟 𐤊𐤋𐤊𐤋𐤍𐤅𐤟 𐤄𐤓𐤅𐤉𐤇𐤍𐤅 𐤄𐤓𐤅𐤇 𐤋𐤍𐤅 𐤌𐤄𐤓𐤄 𐤌𐤊𐤋 𐤑𐤓𐤅𐤕𐤉𐤍𐤅𐤟</text:p>
      <text:p text:style-name="P11"/>
      <text:p text:style-name="P35">ונא אל תצריכנו יי אלהינו לידי מתנות בשר ודם. ולא לידי הלואתם. </text:p>
      <text:p text:style-name="P35"/>
      <text:p text:style-name="P62">𐤅𐤍𐤀 𐤀𐤊 𐤕𐤑𐤓𐤉𐤊𐤍𐤅 𐤉𐤉 𐤀𐤋𐤄𐤉𐤍𐤅 𐤋𐤉𐤃𐤉 𐤌𐤕𐤍𐤅𐤕 𐤁𐤔𐤓 𐤅𐤃𐤌𐤟 𐤅𐤋𐤀 𐤊𐤉𐤃𐤉 𐤄𐤊𐤅𐤀𐤕𐤌𐤟</text:p>
      <text:p text:style-name="P11"/>
      <text:p text:style-name="P35">אלא לידך המלאה והרחבה. העשירה והפתוחה. </text:p>
      <text:p text:style-name="P11"/>
      <text:p text:style-name="P63">𐤀𐤋𐤀 𐤋𐤉𐤃𐤉 𐤄𐤍𐤋𐤀𐤄 𐤅𐤄𐤓𐤇𐤁𐤄𐤟 𐤄𐤏𐤔𐤉𐤓𐤄 𐤅𐤄𐤐𐤕𐤅𐤇𐤄𐤟</text:p>
      <text:p text:style-name="P12"/>
      <text:p text:style-name="P36">יהי רצון שלא נבוש בעולם הזה. ולא נכלם לעולם הבא. </text:p>
      <text:p text:style-name="P36"/>
      <text:p text:style-name="P64">𐤉𐤄𐤉 𐤓𐤑𐤅𐤍 𐤔𐤋𐤀 <text:s/>𐤍𐤁𐤅𐤔 𐤁𐤏𐤅𐤋𐤌 𐤄𐤆𐤄𐤟 𐤅𐤋𐤀 𐤍𐤊𐤋𐤌 𐤋𐤏𐤅𐤋𐤌 𐤄𐤁𐤀𐤟</text:p>
      <text:p text:style-name="P13"/>
      <text:p text:style-name="P37">ומלכות בית דוד משיחך תחזירנה למקומה במהרה בימינו: </text:p>
      <text:p text:style-name="P37"/>
      <text:p text:style-name="P64">𐤅𐤌𐤋𐤊𐤅𐤕 𐤁𐤉𐤕 𐤀𐤅𐤀 𐤌𐤔𐤉𐤇𐤊 𐤕𐤇𐤆𐤉𐤓𐤍𐤄 𐤋𐤌𐤒𐤅𐤌𐤄 𐤁𐤍𐤄𐤓𐤄 𐤁𐤉𐤌𐤉𐤍𐤅𐤟</text:p>
      <text:p text:style-name="P13"/>
      <text:p text:style-name="P37">ותבנה ירושלים עירך במהרה בימינו: </text:p>
      <text:p text:style-name="P37"/>
      <text:p text:style-name="P65">𐤅𐤕𐤁𐤍𐤄 𐤉𐤓𐤅𐤔𐤋𐤉𐤌 𐤏𐤉𐤓𐤊 𐤁𐤌𐤄𐤓𐤄 𐤁𐤉𐤍𐤉𐤍𐤅𐤟</text:p>
      <text:p text:style-name="P14"/>
      <text:p text:style-name="P38">ברוך אתה יי, בונה ירושלים</text:p>
      <text:p text:style-name="P38"/>
      <text:p text:style-name="P65">𐤁𐤓𐤅𐤊 𐤀𐤕𐤄 𐤄𐤄 𐤁𐤅𐤍𐤄 𐤉𐤓𐤅𐤔𐤋𐤉𐤌𐤟 </text:p>
      <text:p text:style-name="P8"/>
      <text:p text:style-name="P39">ברוך אתה יי, אלהינו מלך העולם, לעד האל אבינו מלכנו אדירנו. </text:p>
      <text:p text:style-name="P8"><text:soft-page-break/></text:p>
      <text:p text:style-name="P16"><text:span text:style-name="T3">𐤁𐤓𐤅𐤊</text:span> 𐤀𐤕𐤄 <text:s/>𐤉𐤉 <text:s/>𐤀𐤋𐤄𐤉𐤍𐤅 𐤌𐤋𐤊 𐤄𐤏𐤅𐤋𐤌 𐤋𐤏𐤃 <text:s/>𐤄𐤀𐤋 𐤀𐤁𐤉𐤍𐤅 𐤌𐤋𐤊𐤍𐤅 𐤀𐤃𐤉𐤓𐤍𐤅𐤟</text:p>
      <text:p text:style-name="P16"/>
      <text:p text:style-name="P16"/>
      <text:p text:style-name="P40">בוראנו. גואלנו. קדושנו. קדוש יעקב. </text:p>
      <text:p text:style-name="P40"/>
      <text:p text:style-name="P16">𐤁𐤅𐤓𐤀𐤍𐤅𐤟 𐤐𐤅𐤀𐤋𐤍𐤅𐤟 𐤒𐤃𐤅𐤔𐤍𐤅𐤟 𐤒𐤃𐤅𐤔 𐤉𐤏𐤒𐤁𐤟</text:p>
      <text:p text:style-name="P16"/>
      <text:p text:style-name="P40">רוענו רועה ישראל. המלך הטוב והמטיב לכל. שבכל-יום ויום הוא הטיב לנו. </text:p>
      <text:p text:style-name="P40"/>
      <text:p text:style-name="P16">𐤓𐤅𐤏𐤍𐤅 𐤓𐤅𐤏𐤄 𐤉𐤔𐤓𐤀𐤋𐤟 𐤄𐤍𐤋𐤊 𐤄𐤈𐤅𐤁 𐤅𐤄𐤌𐤈𐤉𐤁 𐤋𐤊𐤋𐤟 <text:span text:style-name="T5">𐤔𐤁𐤊𐤋 𐤉𐤅𐤌 𐤅𐤉𐤅𐤌 𐤄𐤅𐤀 𐤄𐤈𐤉𐤁 𐤋𐤍𐤅𐤟</text:span></text:p>
      <text:p text:style-name="P16"/>
      <text:p text:style-name="P40">הוא מטיב לנו. הוא ייטיב לנו. הוא גמלנו. הוא גומלנו. הוא יגמלנו לעד חן וחסד ורחמים וריוח והצלה וכל-טוב</text:p>
      <text:p text:style-name="P16"/>
      <text:p text:style-name="P66">𐤄𐤅𐤀 𐤌𐤈𐤉𐤁 𐤋𐤍𐤅𐤟 𐤄𐤅𐤀 𐤉𐤉𐤈𐤉𐤁 𐤋𐤍𐤅𐤟 𐤄𐤅𐤀 𐤐𐤌𐤋𐤍𐤅𐤟 𐤄𐤅𐤀 𐤐𐤅𐤌𐤋𐤍𐤅𐤟 𐤄𐤅𐤀 𐤉𐤐𐤌𐤋𐤍𐤅𐤟 𐤋𐤏𐤃 <text:s/>𐤇𐤍 𐤅𐤇𐤎𐤃 𐤅𐤓𐤇𐤌𐤉𐤌 𐤅𐤓𐤉𐤅𐤇 𐤅𐤄𐤑𐤋𐤄 𐤅𐤊𐤋 𐤈𐤅𐤁𐤟 </text:p>
      <text:p text:style-name="P15"/>
      <text:p text:style-name="P41">הרחמן הוא ישתבח על כסא כבודו: </text:p>
      <text:p text:style-name="P15"/>
      <text:p text:style-name="P17"><text:span text:style-name="T3">𐤄𐤓𐤇𐤌𐤍 </text:span><text:s/>𐤄𐤅𐤀 𐤉𐤔𐤕𐤁𐤇 𐤏𐤋 𐤊𐤎𐤀 𐤊𐤁𐤅𐤃𐤅𐤟</text:p>
      <text:p text:style-name="P17"/>
      <text:p text:style-name="P49">הרחמן הוא ישתבח בשמים ובארץ: הרחמן הוא ישתבח בנו לדור דורים: </text:p>
      <text:p text:style-name="P49"/>
      <text:p text:style-name="P18">𐤄𐤓𐤇𐤌𐤍 𐤄𐤅𐤀 𐤉𐤔𐤕𐤁𐤇 𐤁𐤔𐤌𐤉𐤌 𐤅𐤁𐤀𐤓𐤑𐤟 𐤄𐤓𐤇𐤌𐤍 𐤄𐤅𐤀 𐤉𐤔𐤕𐤁𐤇 𐤁𐤍𐤅 𐤋𐤃𐤅𐤓 𐤃𐤅𐤓𐤉𐤌𐤟</text:p>
      <text:p text:style-name="P18"/>
      <text:p text:style-name="P50">הרחמן הוא קרן לעמו ירים: הרחמן הוא יתפאר בנו לנצח נצחים: </text:p>
      <text:p text:style-name="P18"/>
      <text:p text:style-name="P67">𐤄𐤓𐤇𐤌𐤍 𐤄𐤅𐤀 𐤒𐤓𐤍 𐤋𐤏𐤌𐤅 𐤉𐤓𐤉𐤌𐤟 𐤄𐤓𐤇𐤌𐤍 𐤄𐤅𐤀 𐤉𐤕𐤐𐤀𐤓 𐤁𐤍𐤅 𐤋𐤍𐤑𐤇 𐤍𐤑𐤇𐤉𐤌𐤟</text:p>
      <text:p text:style-name="P18"/>
      <text:p text:style-name="P50">הרחמן הוא יפרנסנו בכבוד ולא בבזוי בהתר ולא באסור בנחת ולא בצער: </text:p>
      <text:p text:style-name="P50"/>
      <text:p text:style-name="P67">𐤄𐤓𐤇𐤌𐤍 𐤄𐤅𐤀 𐤉𐤐𐤓𐤍𐤎𐤍𐤅 𐤁𐤊𐤁𐤅𐤁 𐤅𐤋𐤀 𐤁𐤁𐤆𐤅𐤉 𐤁𐤄𐤕𐤓 𐤅𐤋𐤀 𐤁𐤀𐤎𐤅𐤓 𐤁𐤍𐤇𐤕 𐤅𐤊𐤀 𐤁𐤑𐤏𐤓𐤟</text:p>
      <text:p text:style-name="P18"/>
      <text:p text:style-name="P50">הרחמן הוא יתן שלום בינינו: </text:p>
      <text:p text:style-name="P18"/>
      <text:p text:style-name="P20">𐤄𐤓𐤇𐤌𐤍 𐤄𐤅𐤀 𐤉𐤕𐤍 𐤔𐤋𐤅𐤌 𐤁𐤉𐤍𐤉𐤍𐤅𐤟</text:p>
      <text:p text:style-name="P20"/>
      <text:p text:style-name="P50">הרחמן הוא ישלח ברכה רוחה והצלחה בכל-מעשה ידינו: </text:p>
      <text:p text:style-name="P20"/>
      <text:p text:style-name="P20">𐤉𐤓𐤇𐤌𐤍 𐤄𐤅𐤀 𐤉𐤔𐤋𐤇 𐤁𐤓𐤊𐤄 𐤓𐤅𐤇𐤄 𐤅𐤄𐤑𐤋𐤇𐤄 𐤁𐤊𐤋 𐤍𐤏𐤔𐤄 𐤉𐤃𐤉𐤍𐤅𐤟</text:p>
      <text:p text:style-name="P20"/>
      <text:p text:style-name="P50">הרחמן הוא יצליח את דרכינו: </text:p>
      <text:p text:style-name="P50"/>
      <text:p text:style-name="P20">𐤄𐤓𐤇𐤌𐤍 𐤄𐤅𐤀 𐤉𐤑𐤋𐤉𐤇 𐤀𐤕 𐤃𐤓𐤊𐤉𐤍𐤅𐤟</text:p>
      <text:p text:style-name="P20"/>
      <text:p text:style-name="P50">הרחמן הוא ישבור עול גלות מהרה מעל צוארנו: </text:p>
      <text:p text:style-name="P20">𐤄𐤓𐤇𐤌𐤍 𐤄𐤅𐤀 𐤉𐤔𐤁𐤅𐤓 𐤏𐤅𐤋 𐤐𐤋𐤅𐤕 𐤌𐤄𐤓𐤄 𐤌𐤏𐤋 𐤑𐤅𐤀𐤓𐤍𐤅𐤟</text:p>
      <text:p text:style-name="P20"/>
      <text:p text:style-name="P50">הרחמן הוא יוליכנו מהרה קוממיות בארצנו: </text:p>
      <text:p text:style-name="P50"><text:soft-page-break/></text:p>
      <text:p text:style-name="P50"/>
      <text:p text:style-name="P20">𐤄𐤓𐤇𐤌𐤍 𐤄𐤅𐤀 𐤉𐤅𐤋𐤉𐤊𐤍𐤅 𐤌𐤄𐤓𐤄 𐤒𐤅𐤌𐤌𐤉𐤅𐤕 𐤁𐤀𐤓𐤑𐤍𐤅𐤟</text:p>
      <text:p text:style-name="P20"/>
      <text:p text:style-name="P50">הרחמן הוא ירפאנו רפואה שלמה רפואת הנפש ורפואת הגוף: </text:p>
      <text:p text:style-name="P20"/>
      <text:p text:style-name="P20">𐤄𐤓𐤇𐤌𐤍 𐤄𐤅𐤀 𐤉𐤓𐤐𐤀𐤍𐤅 𐤓𐤐𐤅𐤀𐤄 𐤔𐤋𐤌𐤄 𐤓𐤐𐤅𐤀𐤕 𐤄𐤍𐤐𐤔 𐤅𐤓𐤐𐤅𐤀𐤕 𐤄𐤐𐤅𐤐𐤟</text:p>
      <text:p text:style-name="P20"/>
      <text:p text:style-name="P50">הרחמן הוא יפתח לנו את ידו הרחבה: </text:p>
      <text:p text:style-name="P50"/>
      <text:p text:style-name="P69">𐤄𐤐𐤇𐤌𐤍 𐤄𐤅𐤀 𐤉𐤐𐤕𐤇 𐤋𐤍𐤅 𐤀𐤕 𐤉𐤃𐤅 𐤄𐤓𐤇𐤁𐤄𐤟</text:p>
      <text:p text:style-name="P20"/>
      <text:p text:style-name="P50">הרחמן הוא יברך כל אחד ואחד ממנו בשמו הגדול כמו שנתברכו אבותינו אברהם יצחק ויעקב בכל מכל כל. </text:p>
      <text:p text:style-name="P50"/>
      <text:p text:style-name="P69">𐤄𐤓𐤇𐤌𐤍 𐤄𐤅𐤀 𐤉𐤁𐤓𐤇 𐤊𐤋 𐤀𐤇𐤃 <text:s/>𐤅𐤀𐤇𐤃 <text:s/>𐤍𐤍𐤁𐤅 𐤁𐤔𐤌𐤅 𐤄𐤐𐤃𐤅𐤋 𐤊𐤌𐤅 𐤔𐤍𐤕𐤁𐤓𐤊𐤅 𐤀𐤁𐤅𐤕𐤉𐤁𐤅 𐤀𐤁𐤓𐤄𐤌 𐤉𐤑𐤇𐤒 𐤅𐤉𐤏𐤒𐤁 𐤁𐤊𐤋 𐤌𐤊𐤋 𐤊𐤋𐤟</text:p>
      <text:p text:style-name="P20"/>
      <text:p text:style-name="P50">כן יברך אותנו יחד ברכה שלמה. </text:p>
      <text:p text:style-name="P50"/>
      <text:p text:style-name="P69">𐤊𐤍 𐤉𐤁𐤓𐤊 𐤀𐤅𐤕𐤍𐤅 𐤉𐤇𐤃 𐤁𐤓𐤇𐤄 𐤔𐤋𐤌𐤄𐤟</text:p>
      <text:p text:style-name="P20"/>
      <text:p text:style-name="P50">וכן יהי רצון ונאמר אמן: </text:p>
      <text:p text:style-name="P20"/>
      <text:p text:style-name="P69">𐤅𐤊𐤍 𐤉𐤄𐤉 𐤓𐤑𐤅𐤍 𐤅𐤁𐤀𐤌𐤓 𐤀𐤌𐤍𐤟</text:p>
      <text:p text:style-name="P20"/>
      <text:p text:style-name="P50">הרחמן הוא יפרוש עלינו סכת שלומו:</text:p>
      <text:p text:style-name="P20"/>
      <text:p text:style-name="P69">𐤄𐤓𐤇𐤌𐤍 𐤄𐤅𐤀 𐤉𐤐𐤓𐤅𐤔 𐤏𐤋𐤉𐤍𐤅 𐤎𐤊𐤕 𐤔𐤋𐤅𐤌𐤅𐤟 </text:p>
      <text:p text:style-name="P19"/>
      <text:p text:style-name="P42">הרחמן הוא יטע תורתו ואהבתו בלבנו ותהיה יראתו על פנינו לבלתי נחטא. </text:p>
      <text:p text:style-name="P19"/>
      <text:p text:style-name="P22">𐤄𐤓𐤇𐤌𐤍 𐤄𐤅𐤀 𐤉𐤈𐤏 𐤕𐤅𐤓𐤕𐤅 𐤅𐤀𐤄𐤁𐤕𐤅 𐤁𐤋𐤁𐤍𐤅 𐤅𐤕𐤄𐤉𐤄 𐤉𐤓𐤀𐤕𐤅 𐤏𐤋 𐤐𐤁𐤉𐤁𐤅 𐤋𐤁𐤋𐤕𐤉 𐤍𐤇𐤈𐤀𐤟</text:p>
      <text:p text:style-name="P22"/>
      <text:p text:style-name="P43">ויהיו כל-מעשינו לשם שמים</text:p>
      <text:p text:style-name="P43"/>
      <text:p text:style-name="P22">𐤅𐤉𐤄𐤉𐤅 𐤊𐤋 𐤌𐤏𐤔𐤉𐤍𐤅 𐤋𐤔𐤌 𐤔𐤌𐤉𐤌𐤟 </text:p>
      <text:p text:style-name="P21"/>
      <text:p text:style-name="P44">רחמן הוא יברך את השלחן הזה שאכלנו עליו</text:p>
      <text:p text:style-name="P23">𐤄𐤓𐤇𐤌𐤍 𐤄𐤅𐤀 𐤉𐤁𐤓𐤇 𐤀𐤕 𐤄𐤔𐤋𐤇𐤍 𐤄𐤆𐤄 𐤔𐤀𐤇𐤋𐤁𐤅 𐤏𐤋𐤉𐤅</text:p>
      <text:p text:style-name="P23"/>
      <text:p text:style-name="P45">רחמן הוא יחיינו ויזכנו ויקרבנו לימות המשיח ולבנין בית המקדש ולחיי העולם הבא. </text:p>
      <text:p text:style-name="P23"/>
      <text:p text:style-name="P24">𐤄𐤓𐤇𐤌𐤍 𐤄𐤅𐤀 𐤉𐤇𐤉𐤉𐤍𐤅 𐤅𐤉𐤆𐤊𐤁𐤅 𐤅𐤉𐤒𐤓𐤁𐤍𐤅 𐤋𐤉𐤌𐤅𐤕 𐤄𐤌𐤔𐤉𐤇 𐤅𐤋𐤁𐤍𐤉𐤍 𐤍𐤉𐤕 𐤄𐤌𐤒𐤃𐤔 𐤅𐤋𐤇𐤉𐤉 𐤄𐤏𐤅𐤋𐤌 𐤄𐤁𐤀𐤟</text:p>
      <text:p text:style-name="P24"/>
      <text:p text:style-name="P46">מגדיל ישועות מלכו. </text:p>
      <text:p text:style-name="P46"/>
      <text:p text:style-name="P70">𐤌𐤐𐤃𐤉𐤋 𐤉𐤔𐤅𐤏𐤅𐤕 𐤌𐤋𐤊𐤅𐤟</text:p>
      <text:p text:style-name="P24"/>
      <text:p text:style-name="P46"><text:soft-page-break/>ועשה-חסד למשיחו לדוד ולזרעו עד-עולם: כפירים רשו ורעבו. </text:p>
      <text:p text:style-name="P24"/>
      <text:p text:style-name="P70">𐤅𐤏𐤔𐤄 𐤇𐤎𐤃 𐤊𐤌𐤔𐤉𐤇𐤅 𐤋𐤃𐤅𐤃 𐤅𐤋𐤆𐤓𐤏𐤅 𐤏𐤃 𐤏𐤅𐤋𐤌𐤟 𐤊𐤐𐤉𐤓𐤉𐤌 𐤓𐤔𐤅 𐤅𐤓𐤏𐤁𐤅𐤟</text:p>
      <text:p text:style-name="P24"/>
      <text:p text:style-name="P46">ודרשי יי לא-יחסרו כל-טוב: <text:s/></text:p>
      <text:p text:style-name="P46"/>
      <text:p text:style-name="P70">𐤅𐤃𐤓𐤔𐤉 𐤉𐤉 𐤋𐤀 𐤉𐤇𐤎𐤓𐤅 𐤊𐤋 𐤈𐤅𐤁𐤟 </text:p>
      <text:p text:style-name="P24"/>
      <text:p text:style-name="P46">ברוכים אתם ליי. עושה שמים וארץ: </text:p>
      <text:p text:style-name="P48"/>
      <text:p text:style-name="P51">𐤁𐤓𐤅𐤊𐤉𐤌 𐤀𐤕𐤌 𐤋𐤉𐤉𐤟 𐤏𐤅𐤔𐤄 𐤄𐤌𐤉𐤌 𐤅𐤀𐤓𐤑𐤟 </text:p>
      <text:p text:style-name="P48"/>
      <text:p text:style-name="P47">ברוך הגבר אשר יבטח ביי. </text:p>
      <text:p text:style-name="P24"/>
      <text:p text:style-name="P52">𐤁𐤓𐤅𐤊 𐤄𐤂𐤁𐤓 𐤀𐤔𐤓 𐤉𐤁𐤈𐤇 𐤁𐤉𐤉𐤟</text:p>
      <text:p text:style-name="P52"/>
      <text:p text:style-name="P47">והיה יי מבטחו: יי עז לעמו יתן. יי יברך את-עמו בשלום</text:p>
      <text:p text:style-name="P47"/>
      <text:p text:style-name="P51">𐤅𐤄𐤉𐤄 𐤉𐤉 𐤌𐤁𐤈𐤇𐤅𐤟 𐤉𐤉 𐤏𐤆 𐤋𐤏𐤍𐤅 𐤉𐤕𐤍𐤟 𐤉𐤉 𐤉𐤁𐤓𐤇 𐤀𐤕 𐤏𐤌𐤅 𐤁𐤔𐤋𐤅𐤌𐤟</text:p>
      <text:p text:style-name="P52"/>
      <text:p text:style-name="P46">נער הייתי גם-זקנתי ולא-ראיתי צדיק נעזב. וזרעו מבקש-לחם: </text:p>
      <text:p text:style-name="P24"/>
      <text:p text:style-name="P71">𐤍𐤏𐤓 𐤄𐤉𐤉𐤕𐤉 𐤐𐤌 𐤆𐤒𐤍𐤕𐤉 𐤅𐤋𐤀 𐤓𐤀𐤉𐤕𐤉 𐤑𐤃𐤉𐤒 𐤁𐤏𐤆𐤁 𐤅𐤆𐤓𐤏𐤅 𐤌𐤁𐤒𐤔 𐤋𐤇𐤌𐤟</text:p>
      <text:p text:style-name="P25"/>
      <text:p text:style-name="P47">כל-היום חונן ומלוה. וזרעו לברכה: מה שאכלנו יהיה לשבעה. ומה ששתינו יהיה לרפואה. </text:p>
      <text:p text:style-name="P47"/>
      <text:p text:style-name="P71">𐤊𐤋 𐤄𐤉𐤅𐤌 𐤇𐤅𐤍𐤍 𐤅𐤌𐤋𐤅𐤄 𐤅𐤆𐤓𐤏𐤅 𐤋𐤁𐤓𐤊𐤄𐤟 𐤍𐤄 𐤔𐤀𐤊𐤋𐤍𐤅 𐤉𐤄𐤉𐤄 𐤋𐤔𐤁𐤏𐤄𐤟 𐤅𐤌𐤄 𐤔𐤔𐤕𐤉𐤍𐤅 𐤉𐤄𐤉𐤄 𐤋𐤓𐤐𐤅𐤀𐤄𐤟</text:p>
      <text:p text:style-name="P25"/>
      <text:p text:style-name="P47">ומה שהותרנו יהיה לברכה כדכתיב ויתן לפניהם ויאכלו ויותירו כדבר יי:</text:p>
      <text:p text:style-name="P47"/>
      <text:p text:style-name="P71">𐤅𐤌𐤄 𐤔𐤄𐤅𐤕𐤓𐤍𐤅 𐤉𐤄𐤉𐤄 𐤋𐤁𐤓𐤊𐤄 𐤊𐤃𐤊𐤕𐤉𐤁 𐤅𐤉𐤕𐤍 𐤋𐤐𐤍𐤉𐤄𐤌 𐤅𐤉𐤀𐤊𐤋𐤅 𐤅𐤉𐤅𐤕𐤉𐤓𐤅 𐤊𐤃𐤅𐤓 𐤁𐤓𐤟</text:p>
      <text:p text:style-name="P23"/>
      <text:p text:style-name="P45">עושה שלום במרומיו הוא ברחמיו יעשה שלום עלינו ועל כל-עמו ישראל ואמרו אמן</text:p>
      <text:p text:style-name="P26">𐤏𐤅𐤎𐤄 𐤔𐤋𐤅𐤌 𐤁𐤌𐤓𐤅𐤉𐤅 𐤄𐤅𐤀 𐤁𐤓𐤇𐤌𐤉𐤅 𐤉𐤏𐤔𐤄 𐤄𐤋𐤅𐤌 𐤏𐤋𐤉𐤁𐤅 𐤅𐤏𐤋 𐤊𐤋 𐤉𐤔𐤓𐤈𐤋 𐤀𐤌𐤍𐤟 </text:p>
      <text:p text:style-name="P1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05:08:09.698000000</meta:creation-date>
    <dc:date>2019-03-25T03:41:42.080000000</dc:date>
    <meta:editing-duration>PT4H20M58S</meta:editing-duration>
    <meta:editing-cycles>53</meta:editing-cycles>
    <meta:generator>LibreOffice/6.2.2.2$Windows_X86_64 LibreOffice_project/2b840030fec2aae0fd2658d8d4f9548af4e3518d</meta:generator>
    <meta:document-statistic meta:table-count="0" meta:image-count="0" meta:object-count="0" meta:page-count="5" meta:paragraph-count="110" meta:word-count="1029" meta:character-count="5542" meta:non-whitespace-character-count="4544"/>
  </office:meta>
</office:document-meta>
</file>